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stal’s Navy Bean Soup</text:p>
      <text:p text:style-name="P3"/>
      <text:p text:style-name="P2">2 T olive oil</text:p>
      <text:p text:style-name="P2">1 onion, chopped</text:p>
      <text:p text:style-name="P2">1 c celery, chopped</text:p>
      <text:p text:style-name="P2">1 carrot, sliced</text:p>
      <text:p text:style-name="P2">3 c dry navy beans (small white beans)</text:p>
      <text:p text:style-name="P2">12 c water</text:p>
      <text:p text:style-name="P2">1 T salt</text:p>
      <text:p text:style-name="P2"/>
      <text:p text:style-name="P2">Heat oil in a large soup pot and add vegetables. Cook until veggies are tender. Then add beans,</text:p>
      <text:p text:style-name="P2">water and salt. Bring to boil, cover and reduce to simmer and cook for 2 1/2 to 3 hours or until beans</text:p>
      <text:p text:style-name="P2">are soft.</text:p>
      <text:p text:style-name="P2"/>
      <text:p text:style-name="P5">Optional: a ham bone or meat can be added if desired. Add when water is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39:18.30</dc:date>
    <dc:creator>Crystal Miller</dc:creator>
    <meta:editing-duration>PT4M5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2" meta:word-count="90" meta:character-count="428"/>
  </office:meta>
</office:document-meta>
</file>